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2.6161in"/>
    </style:style>
    <style:style style:name="co11" style:family="table-column">
      <style:table-column-properties fo:break-before="auto" style:column-width="1.8445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1.9209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1.5272in"/>
    </style:style>
    <style:style style:name="co16" style:family="table-column">
      <style:table-column-properties fo:break-before="auto" style:column-width="1.852in"/>
    </style:style>
    <style:style style:name="co17" style:family="table-column">
      <style:table-column-properties fo:break-before="auto" style:column-width="2.7016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pike-ibach1978_5f_mix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bradley1970_5f_jica11">
      <style:table-properties table:display="true" style:writing-mode="lr-tb"/>
    </style:style>
    <style:style style:name="ta16" style:family="table" style:master-page-name="PageStyle_5f_overholt1961_5f_metl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te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 table:number-rows-repeated="1048426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bate11.$A$1" table:cell-range-address="$bate11.$A$1:.$F$21"/>
        </table:named-expressions>
      </table:table>
      <table:table table:name="cahu11" table:style-name="ta6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office:forms form:automatic-focus="false" form:apply-design-mode="false"/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7"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8">
        <table:table-column table:style-name="co2" table:number-columns-repeated="6" table:default-cell-style-name="ce10"/>
        <table:table-column table:style-name="co11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8"/>
        <table:table-column table:style-name="co12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10">
        <table:table-column table:style-name="co2" table:number-columns-repeated="6" table:default-cell-style-name="ce10"/>
        <table:table-column table:style-name="co13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2"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3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4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5">
        <table:table-column table:style-name="co4" table:number-columns-repeated="6" table:default-cell-style-name="ce10"/>
        <table:table-column table:style-name="co15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6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55">
          <table:table-cell table:style-name="ce30" table:number-columns-repeated="1024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20"/>
        </table:named-expressions>
      </table:table>
      <table:table table:name="mont12" table:style-name="ta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8"/>
        <table:table-column table:style-name="co16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" table:style-name="ta18">
        <table:table-column table:style-name="co2" table:number-columns-repeated="6" table:default-cell-style-name="ce10"/>
        <table:table-column table:style-name="co17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dr87" table:style-name="ta21">
        <table:table-column table:style-name="co18" table:default-cell-style-name="ce8"/>
        <table:table-column table:style-name="co18" table:default-cell-style-name="Default"/>
        <table:table-column table:style-name="co19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ca1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before vowels, needs ru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table:style-name="ce10"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il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̠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̄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towne2011gramatica</text:p>
          </table:table-cell>
          <table:table-cell office:value-type="string" calcext:value-type="string">
            <text:p>zaca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4" table:target-range-address="bate11.A1:bate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6" table:target-range-address="chay11.A1:chay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7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1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5" table:target-range-address="flor12.A1:flor12.H149">
          <table:sort>
            <table:sort-by table:field-number="0" table:data-type="automatic"/>
          </table:sort>
        </table:database-range>
        <table:database-range table:name="__Anonymous_Sheet_DB__16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8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9" table:target-range-address="jica11.A1:jica11.F53" table:orientation="column"/>
        <table:database-range table:name="__Anonymous_Sheet_DB__21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4" table:target-range-address="peno11.C1:peno11.C168" table:orientation="column"/>
        <table:database-range table:name="__Anonymous_Sheet_DB__25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6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0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2" table:target-range-address="zaca11.A1:zaca11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1:42:18.439467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77</meta:editing-cycles>
    <meta:creation-date>2020-02-18T16:03:04</meta:creation-date>
    <dc:date>2020-08-10T11:57:24.140487842</dc:date>
    <dc:language>en-US</dc:language>
    <meta:editing-duration>P1DT15H28M18S</meta:editing-duration>
    <meta:generator>LibreOffice/6.3.6.2$MacOSX_X86_64 LibreOffice_project/2196df99b074d8a661f4036fca8fa0cbfa33a497</meta:generator>
    <meta:document-statistic meta:table-count="33" meta:cell-count="152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